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>
      <style:text-properties fo:color="#000000" style:font-name="Roboto" fo:font-size="12pt" fo:language="none" fo:country="none" style:font-name-asian="DejaVu Sans" style:font-size-asian="12pt" style:language-asian="none" style:country-asian="none" style:font-name-complex="Roboto" style:font-size-complex="12pt" style:language-complex="none" style:country-complex="none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84.46mm" svg:height="100.81mm" svg:x="72.96mm" svg:y="120.99mm">
            <draw:object draw:notify-on-update-of-ranges="Hoja1.C3:Hoja1.C16 Hoja1.D2:Hoja1.D2 Hoja1.D3:Hoja1.D16 Hoja1.F2:Hoja1.F2 Hoja1.F3:Hoja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3"/>
        <table:table-column table:style-name="co1" table:visibility="collapse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Duració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paso de conocimientos aplicables al área de seguridad</text:p>
          </table:table-cell>
          <table:table-cell office:value-type="date" office:date-value="2020-09-07" calcext:value-type="date">
            <text:p>07/09/20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los componentes físicos de una cámara acorazada/caja fuerte</text:p>
          </table:table-cell>
          <table:table-cell office:value-type="date" office:date-value="2020-09-10" calcext:value-type="date">
            <text:p>10/09/20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las cerraduras modernas</text:p>
          </table:table-cell>
          <table:table-cell office:value-type="date" office:date-value="2020-09-11" calcext:value-type="date">
            <text:p>11/09/20</text:p>
          </table:table-cell>
          <table:table-cell office:value-type="date" office:date-value="2020-09-14" calcext:value-type="date">
            <text:p>14/09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las opciones eléctricas en las cerraduras actuales</text:p>
          </table:table-cell>
          <table:table-cell office:value-type="date" office:date-value="2020-09-15" calcext:value-type="date">
            <text:p>15/09/20</text:p>
          </table:table-cell>
          <table:table-cell office:value-type="date" office:date-value="2020-09-22" calcext:value-type="date">
            <text:p>22/09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funciones criptográficas aplicables al sistema</text:p>
          </table:table-cell>
          <table:table-cell office:value-type="date" office:date-value="2020-09-23" calcext:value-type="date">
            <text:p>23/09/20</text:p>
          </table:table-cell>
          <table:table-cell office:value-type="date" office:date-value="2020-09-30" calcext:value-type="date">
            <text:p>30/09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 claves públicas entre usuario y el sistema, y su compartición</text:p>
          </table:table-cell>
          <table:table-cell office:value-type="date" office:date-value="2020-10-01" calcext:value-type="date">
            <text:p>01/10/20</text:p>
          </table:table-cell>
          <table:table-cell office:value-type="date" office:date-value="2020-10-08" calcext:value-type="date">
            <text:p>08/10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tudio del intercambio de mensajes entre el usuario y el sistema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0-10-16" calcext:value-type="date">
            <text:p>16/10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eño de componente de tipo batería</text:p>
          </table:table-cell>
          <table:table-cell office:value-type="date" office:date-value="2020-10-17" calcext:value-type="date">
            <text:p>17/10/20</text:p>
          </table:table-cell>
          <table:table-cell office:value-type="date" office:date-value="2020-10-24" calcext:value-type="date">
            <text:p>24/10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eño de la comunicación entre el sistema y el dispositivo</text:p>
          </table:table-cell>
          <table:table-cell office:value-type="date" office:date-value="2020-10-23" calcext:value-type="date">
            <text:p>23/10/20</text:p>
          </table:table-cell>
          <table:table-cell office:value-type="date" office:date-value="2020-11-02" calcext:value-type="date">
            <text:p>02/11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eño de alimentación del sistema a través del dispositivo</text:p>
          </table:table-cell>
          <table:table-cell office:value-type="date" office:date-value="2020-11-03" calcext:value-type="date">
            <text:p>03/11/20</text:p>
          </table:table-cell>
          <table:table-cell office:value-type="date" office:date-value="2020-11-10" calcext:value-type="date">
            <text:p>10/11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eño de base de datos con usuarios que pueden acceder</text:p>
          </table:table-cell>
          <table:table-cell office:value-type="date" office:date-value="2020-11-11" calcext:value-type="date">
            <text:p>11/11/20</text:p>
          </table:table-cell>
          <table:table-cell office:value-type="date" office:date-value="2020-11-18" calcext:value-type="date">
            <text:p>18/11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mplementación del sistema en lenguaje seleccionado</text:p>
          </table:table-cell>
          <table:table-cell office:value-type="date" office:date-value="2020-10-17" calcext:value-type="date">
            <text:p>17/10/20</text:p>
          </table:table-cell>
          <table:table-cell office:value-type="date" office:date-value="2020-11-28" calcext:value-type="date">
            <text:p>28/11/2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uebas sobre el funcionamiento del sistema</text:p>
          </table:table-cell>
          <table:table-cell office:value-type="date" office:date-value="2020-11-29" calcext:value-type="date">
            <text:p>29/11/20</text:p>
          </table:table-cell>
          <table:table-cell office:value-type="date" office:date-value="2020-12-13" calcext:value-type="date">
            <text:p>13/12/2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scritura de la memoria final</text:p>
          </table:table-cell>
          <table:table-cell office:value-type="date" office:date-value="2020-10-09" calcext:value-type="date">
            <text:p>09/10/20</text:p>
          </table:table-cell>
          <table:table-cell office:value-type="date" office:date-value="2021-01-07" calcext:value-type="date">
            <text:p>07/01/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2:17:21.1474973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3:51:41.172346434</meta:creation-date>
    <dc:date>2020-09-27T19:22:59.970735044</dc:date>
    <meta:editing-duration>PT7H10M21S</meta:editing-duration>
    <meta:editing-cycles>4</meta:editing-cycles>
    <meta:generator>LibreOffice/6.0.7.3$Linux_X86_64 LibreOffice_project/00m0$Build-3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4081" chart:maximum="44203" chart:interval-major="7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family="Calibri" style:font-style-name="Normal" fo:font-size="7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3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47cm" svg:height="10.082cm" xlink:href=".." xlink:type="simple" chart:class="chart:bar" chart:style-name="ch1">
        <chart:plot-area chart:style-name="ch2" table:cell-range-address="Hoja1.C3:Hoja1.D16 Hoja1.C2:Hoja1.D2 Hoja1.F2:Hoja1.F16" chart:data-source-has-labels="both" svg:x="0.368cm" svg:y="0.201cm" svg:width="17.711cm" svg:height="9.68cm">
          <chartooo:coordinate-region svg:x="11.917cm" svg:y="0.201cm" svg:width="6.162cm" svg:height="8.457cm"/>
          <chart:axis chart:dimension="x" chart:name="primary-x" chart:style-name="ch3" chartooo:axis-type="auto">
            <chartooo:date-scale/>
            <chart:categories table:cell-range-address="Hoja1.C3:Hoja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3:Hoja1.D16" chart:label-cell-address="Hoja1.D2:Hoja1.D2" chart:class="chart:bar">
            <chart:data-point chart:repeated="14"/>
          </chart:series>
          <chart:series chart:style-name="ch7" chart:values-cell-range-address="Hoja1.F3:Hoja1.F16" chart:label-cell-address="Hoja1.F2:Hoja1.F2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Hoja1.D2:Hoja1.D2</svg:desc>
                </draw:g>
              </table:table-cell>
              <table:table-cell office:value-type="string">
                <text:p>Duración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paso de conocimientos aplicables al área de seguridad</text:p>
                <draw:g>
                  <svg:desc>Hoja1.C3:Hoja1.C16</svg:desc>
                </draw:g>
              </table:table-cell>
              <table:table-cell office:value-type="float" office:value="44081">
                <text:p>44081</text:p>
                <draw:g>
                  <svg:desc>Hoja1.D3:Hoja1.D16</svg:desc>
                </draw:g>
              </table:table-cell>
              <table:table-cell office:value-type="float" office:value="7">
                <text:p>7</text:p>
                <draw:g>
                  <svg:desc>Hoja1.F3:Hoja1.F16</svg:desc>
                </draw:g>
              </table:table-cell>
            </table:table-row>
            <table:table-row>
              <table:table-cell office:value-type="string">
                <text:p>Estudio de los componentes físicos de una cámara acorazada/caja fuerte</text:p>
              </table:table-cell>
              <table:table-cell office:value-type="float" office:value="44084">
                <text:p>44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studio de las cerraduras modernas</text:p>
              </table:table-cell>
              <table:table-cell office:value-type="float" office:value="44085">
                <text:p>44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tudio de las opciones eléctricas en las cerraduras actuales</text:p>
              </table:table-cell>
              <table:table-cell office:value-type="float" office:value="44089">
                <text:p>440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 funciones criptográficas aplicables al sistema</text:p>
              </table:table-cell>
              <table:table-cell office:value-type="float" office:value="44097">
                <text:p>440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 claves públicas entre usuario y el sistema, y su compartición</text:p>
              </table:table-cell>
              <table:table-cell office:value-type="float" office:value="44105">
                <text:p>44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l intercambio de mensajes entre el usuario y el sistema</text:p>
              </table:table-cell>
              <table:table-cell office:value-type="float" office:value="44113">
                <text:p>44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seño de componente de tipo batería</text:p>
              </table:table-cell>
              <table:table-cell office:value-type="float" office:value="44121">
                <text:p>44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seño de la comunicación entre el sistema y el dispositivo</text:p>
              </table:table-cell>
              <table:table-cell office:value-type="float" office:value="44127">
                <text:p>441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iseño de alimentación del sistema a través del dispositivo</text:p>
              </table:table-cell>
              <table:table-cell office:value-type="float" office:value="44138">
                <text:p>44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seño de base de datos con usuarios que pueden acceder</text:p>
              </table:table-cell>
              <table:table-cell office:value-type="float" office:value="44146">
                <text:p>44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mplementación del sistema en lenguaje seleccionado</text:p>
              </table:table-cell>
              <table:table-cell office:value-type="float" office:value="44121">
                <text:p>441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ruebas sobre el funcionamiento del sistema</text:p>
              </table:table-cell>
              <table:table-cell office:value-type="float" office:value="44164">
                <text:p>441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scritura de la memoria final</text:p>
              </table:table-cell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